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b2b2b2" draw:fill="none" draw:textarea-vertical-align="middle"/>
    </style:style>
    <style:style style:name="gr2" style:family="graphic" style:parent-style-name="standard">
      <style:graphic-properties svg:stroke-width="0.03cm" svg:stroke-color="#000000" draw:marker-start-width="0.25cm" draw:marker-end-width="0.25cm" draw:fill-color="#eeeeee" draw:textarea-horizontal-align="justify" draw:textarea-vertical-align="middle" draw:auto-grow-height="false" fo:min-height="2.396cm" fo:min-width="0cm" fo:padding-top="0.14cm" fo:padding-bottom="0.14cm" fo:padding-left="0.265cm" fo:padding-right="0.265cm"/>
    </style:style>
    <style:style style:name="gr3" style:family="graphic" style:parent-style-name="objectwithoutfill">
      <style:graphic-properties draw:stroke="dash" draw:stroke-dash="Double_20_Dash"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1.9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47cm"/>
      <style:paragraph-properties style:writing-mode="lr-tb"/>
    </style:style>
    <style:style style:name="gr8" style:family="graphic" style:parent-style-name="objectwithoutfill">
      <style:graphic-properties draw:stroke="solid" draw:stroke-dash="Double_20_Dash" svg:stroke-width="0.03cm" svg:stroke-color="#000000" draw:marker-start="Dimension_20_Line" draw:marker-start-width="0.25cm" draw:marker-start-center="true" draw:marker-end="Dimension_20_Line" draw:marker-end-width="0.25cm" draw:marker-end-center="true" draw:fill="none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10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11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3.5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3" style:family="graphic" style:parent-style-name="standard">
      <style:graphic-properties svg:stroke-width="0.03cm" svg:stroke-color="#000000" draw:marker-start-width="0.25cm" draw:marker-end-width="0.25cm" draw:fill-color="#999999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4" style:family="graphic" style:parent-style-name="objectwithoutfill">
      <style:graphic-properties draw:stroke="solid" draw:stroke-dash="Double_20_Dash" svg:stroke-width="0.03cm" svg:stroke-color="#999999" draw:marker-start="Dimension_20_Line" draw:marker-start-width="0.25cm" draw:marker-start-center="true" draw:marker-end="Dimension_20_Line" draw:marker-end-width="0.25cm" draw:marker-end-center="true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912cm" svg:y1="4.104cm" svg:x2="2.912cm" svg:y2="8.454cm">
          <text:p/>
        </draw:line>
        <draw:g>
          <draw:custom-shape draw:style-name="gr2" draw:text-style-name="P2" draw:layer="layout" svg:width="0.4cm" svg:height="3.782cm" svg:x="7.6cm" svg:y="2.2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7.8cm" svg:y1="1.62cm" svg:x2="7.8cm" svg:y2="6.62cm">
            <text:p/>
          </draw:line>
        </draw:g>
        <draw:line draw:style-name="gr1" draw:text-style-name="P1" draw:layer="layout" svg:x1="20.2cm" svg:y1="4.104cm" svg:x2="20.2cm" svg:y2="8.354cm">
          <text:p/>
        </draw:line>
        <draw:g>
          <draw:line draw:style-name="gr4" draw:text-style-name="P1" draw:layer="layout" svg:x1="2.908cm" svg:y1="5.907cm" svg:x2="2.969cm" svg:y2="2.408cm">
            <text:p/>
          </draw:line>
          <draw:line draw:style-name="gr5" draw:text-style-name="P1" draw:layer="layout" svg:x1="2.566cm" svg:y1="5.452cm" svg:x2="2.862cm" svg:y2="5.707cm">
            <text:p/>
          </draw:line>
          <draw:line draw:style-name="gr5" draw:text-style-name="P1" draw:layer="layout" svg:x1="2.571cm" svg:y1="5.152cm" svg:x2="2.867cm" svg:y2="5.407cm">
            <text:p/>
          </draw:line>
          <draw:line draw:style-name="gr5" draw:text-style-name="P1" draw:layer="layout" svg:x1="2.577cm" svg:y1="4.852cm" svg:x2="2.873cm" svg:y2="5.107cm">
            <text:p/>
          </draw:line>
          <draw:line draw:style-name="gr5" draw:text-style-name="P1" draw:layer="layout" svg:x1="2.582cm" svg:y1="4.552cm" svg:x2="2.878cm" svg:y2="4.807cm">
            <text:p/>
          </draw:line>
          <draw:line draw:style-name="gr5" draw:text-style-name="P1" draw:layer="layout" svg:x1="2.587cm" svg:y1="4.252cm" svg:x2="2.883cm" svg:y2="4.507cm">
            <text:p/>
          </draw:line>
          <draw:line draw:style-name="gr5" draw:text-style-name="P1" draw:layer="layout" svg:x1="2.592cm" svg:y1="3.952cm" svg:x2="2.888cm" svg:y2="4.207cm">
            <text:p/>
          </draw:line>
          <draw:line draw:style-name="gr5" draw:text-style-name="P1" draw:layer="layout" svg:x1="2.598cm" svg:y1="3.652cm" svg:x2="2.894cm" svg:y2="3.907cm">
            <text:p/>
          </draw:line>
          <draw:line draw:style-name="gr5" draw:text-style-name="P1" draw:layer="layout" svg:x1="2.603cm" svg:y1="3.352cm" svg:x2="2.899cm" svg:y2="3.607cm">
            <text:p/>
          </draw:line>
          <draw:line draw:style-name="gr5" draw:text-style-name="P1" draw:layer="layout" svg:x1="2.608cm" svg:y1="3.052cm" svg:x2="2.904cm" svg:y2="3.307cm">
            <text:p/>
          </draw:line>
          <draw:line draw:style-name="gr5" draw:text-style-name="P1" draw:layer="layout" svg:x1="2.613cm" svg:y1="2.752cm" svg:x2="2.909cm" svg:y2="3.007cm">
            <text:p/>
          </draw:line>
          <draw:line draw:style-name="gr5" draw:text-style-name="P1" draw:layer="layout" svg:x1="2.619cm" svg:y1="2.452cm" svg:x2="2.915cm" svg:y2="2.707cm">
            <text:p/>
          </draw:line>
        </draw:g>
        <draw:g>
          <draw:line draw:style-name="gr4" draw:text-style-name="P1" draw:layer="layout" svg:x1="20.2cm" svg:y1="5.906cm" svg:x2="20.2cm" svg:y2="2.406cm">
            <text:p/>
          </draw:line>
          <draw:line draw:style-name="gr5" draw:text-style-name="P1" draw:layer="layout" svg:x1="20.55cm" svg:y1="5.456cm" svg:x2="20.25cm" svg:y2="5.706cm">
            <text:p/>
          </draw:line>
          <draw:line draw:style-name="gr5" draw:text-style-name="P1" draw:layer="layout" svg:x1="20.551cm" svg:y1="5.156cm" svg:x2="20.251cm" svg:y2="5.406cm">
            <text:p/>
          </draw:line>
          <draw:line draw:style-name="gr5" draw:text-style-name="P1" draw:layer="layout" svg:x1="20.55cm" svg:y1="4.856cm" svg:x2="20.25cm" svg:y2="5.106cm">
            <text:p/>
          </draw:line>
          <draw:line draw:style-name="gr5" draw:text-style-name="P1" draw:layer="layout" svg:x1="20.55cm" svg:y1="4.557cm" svg:x2="20.25cm" svg:y2="4.807cm">
            <text:p/>
          </draw:line>
          <draw:line draw:style-name="gr5" draw:text-style-name="P1" draw:layer="layout" svg:x1="20.55cm" svg:y1="4.256cm" svg:x2="20.25cm" svg:y2="4.506cm">
            <text:p/>
          </draw:line>
          <draw:line draw:style-name="gr5" draw:text-style-name="P1" draw:layer="layout" svg:x1="20.55cm" svg:y1="3.956cm" svg:x2="20.25cm" svg:y2="4.206cm">
            <text:p/>
          </draw:line>
          <draw:line draw:style-name="gr5" draw:text-style-name="P1" draw:layer="layout" svg:x1="20.55cm" svg:y1="3.656cm" svg:x2="20.25cm" svg:y2="3.906cm">
            <text:p/>
          </draw:line>
          <draw:line draw:style-name="gr5" draw:text-style-name="P1" draw:layer="layout" svg:x1="20.55cm" svg:y1="3.356cm" svg:x2="20.25cm" svg:y2="3.606cm">
            <text:p/>
          </draw:line>
          <draw:line draw:style-name="gr5" draw:text-style-name="P1" draw:layer="layout" svg:x1="20.55cm" svg:y1="3.056cm" svg:x2="20.25cm" svg:y2="3.306cm">
            <text:p/>
          </draw:line>
          <draw:line draw:style-name="gr5" draw:text-style-name="P1" draw:layer="layout" svg:x1="20.55cm" svg:y1="2.757cm" svg:x2="20.25cm" svg:y2="3.007cm">
            <text:p/>
          </draw:line>
          <draw:line draw:style-name="gr5" draw:text-style-name="P1" draw:layer="layout" svg:x1="20.55cm" svg:y1="2.456cm" svg:x2="20.25cm" svg:y2="2.706cm">
            <text:p/>
          </draw:line>
        </draw:g>
        <draw:g>
          <draw:custom-shape draw:style-name="gr6" draw:text-style-name="P3" draw:layer="layout" svg:width="2.45cm" svg:height="1cm" svg:x="18.412cm" svg:y="1.03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2.588cm" svg:height="0.962cm" svg:x="18.412cm" svg:y="1.03cm">
            <draw:text-box>
              <text:p>Schirm</text:p>
            </draw:text-box>
          </draw:frame>
        </draw:g>
        <draw:line draw:style-name="gr8" draw:text-style-name="P1" draw:layer="layout" svg:x1="2.288cm" svg:y1="4.054cm" svg:x2="2.29cm" svg:y2="2.554cm">
          <text:p/>
        </draw:line>
        <draw:line draw:style-name="gr8" draw:text-style-name="P1" draw:layer="layout" svg:x1="20.988cm" svg:y1="5.234cm" svg:x2="20.99cm" svg:y2="4.254cm">
          <text:p/>
        </draw:line>
        <draw:g>
          <svg:title>TexMaths</svg:title>
          <svg:desc>18§latex§$G$§svg§600§TRUE§</svg:desc>
          <draw:g>
            <draw:path draw:style-name="gr9" draw:text-style-name="P5" draw:layer="layout" svg:width="0.444cm" svg:height="0.456cm" svg:x="1.463cm" svg:y="3.032cm" svg:viewBox="0 0 445 457" svg:d="M445 7c0-3-2-7-7-7-2 0-2 0-9 7-15 16-30 32-45 49-5-9-34-56-104-56-140 0-280 140-280 285 0 100 68 172 171 172 26 0 55-5 78-14 31-13 44-27 54-40 6 16 24 40 29 40 4 0 2-2 4-2 1-2 9-27 10-40 5-16 9-32 13-48 2-11 5-21 9-32 5-29 7-29 43-31 2 0 9 0 9-12 0-4-2-6-7-6-15 0-52 2-67 2-19 0-68-2-88-2-5 0-12 0-12 13 0 5 5 5 18 5 2 0 20 0 34 2 16 2 20 4 20 13 0 5-7 34-15 57-18 68-98 75-120 75-61 0-127-36-127-132 0-18 7-122 73-205 33-43 94-80 156-80 65 0 101 48 101 122 0 25-2 24-2 30s7 7 11 7c7 0 7-2 11-12 13-53 26-107 39-160z">
              <text:p/>
            </draw:path>
          </draw:g>
        </draw:g>
        <draw:g>
          <svg:title>TexMaths</svg:title>
          <svg:desc>18§latex§$B$§svg§600§TRUE§</svg:desc>
          <draw:g>
            <draw:path draw:style-name="gr9" draw:text-style-name="P5" draw:layer="layout" svg:width="0.449cm" svg:height="0.429cm" svg:x="21.365cm" svg:y="4.334cm" svg:viewBox="0 0 450 430" svg:d="M74 381c-6 24-7 29-58 29-11 0-16 0-16 13 0 7 5 7 16 7 75 0 150 0 225 0 101 0 175-74 175-137 0-45-36-81-97-88 64-12 131-57 131-119 0-46-41-86-117-86-71 0-142 0-212 0-13 0-18 0-18 13 0 7 5 7 18 7 7 0 12 0 23 2 11 0 16 1 16 9 0 3 0 5-2 12-28 113-56 226-84 338zM169 200c13-52 27-105 40-157 5-21 7-23 34-23s54 0 81 0c56 0 68 36 68 65 0 55-54 115-131 115-31 0-61 0-92 0zM140 410c-9 0-9 0-12 0-7-2-9-2-9-7 0-2 0-2 3-14 15-59 29-117 44-175 39 0 79 0 118 0 62 0 72 47 72 74 0 61-55 122-129 122-29 0-58 0-87 0z">
              <text:p/>
            </draw:path>
          </draw:g>
        </draw:g>
        <draw:line draw:style-name="gr8" draw:text-style-name="P1" draw:layer="layout" svg:x1="3.14cm" svg:y1="6.849cm" svg:x2="7.64cm" svg:y2="6.849cm">
          <text:p/>
        </draw:line>
        <draw:g>
          <svg:title>TexMaths</svg:title>
          <svg:desc>18§latex§$x$§svg§600§FALSE§</svg:desc>
          <draw:g>
            <draw:path draw:style-name="gr10" draw:text-style-name="P6" draw:layer="layout" svg:width="0.264cm" svg:height="0.218cm" svg:x="5.281cm" svg:y="6.776cm" svg:viewBox="0 0 265 219" svg:d="M0 0c88 0 176 0 265 0 0 73 0 146 0 219-89 0-177 0-265 0 0-73 0-146 0-219z">
              <text:p/>
            </draw:path>
            <draw:path draw:style-name="gr9" draw:text-style-name="P5" draw:layer="layout" svg:width="0.31cm" svg:height="0.282cm" svg:x="5.267cm" svg:y="6.744cm" svg:viewBox="0 0 311 283" svg:d="M191 88c4-16 18-74 61-74 4 0 18 0 32 7-18 4-30 20-30 35 0 10 7 21 23 21 14 0 34-11 34-36 0-32-37-41-57-41-38 0-59 32-66 48-16-43-50-48-68-48-65 0-100 81-100 97 0 5 5 5 7 5 5 0 7 0 9-7 21-66 62-81 82-81 13 0 34 6 34 42 0 19-11 60-34 148-9 40-30 65-59 65-4 0-18 0-30-7 16-4 28-17 28-35 0-16-12-21-23-21-18 0-34 16-34 36 0 28 32 41 59 41 41 0 64-43 66-48 7 23 29 48 66 48 65 0 100-81 100-97 0-5-5-5-7-5-5 0-7 2-9 7-19 66-62 81-82 81-25 0-34-20-34-42 0-12 4-26 11-53 7-29 14-58 21-86z">
              <text:p/>
            </draw:path>
          </draw:g>
        </draw:g>
        <draw:line draw:style-name="gr8" draw:text-style-name="P1" draw:layer="layout" svg:x1="7.949cm" svg:y1="6.854cm" svg:x2="20.029cm" svg:y2="6.856cm">
          <text:p/>
        </draw:line>
        <draw:g>
          <svg:title>TexMaths</svg:title>
          <svg:desc>18§latex§$y$§svg§600§FALSE§</svg:desc>
          <draw:g>
            <draw:path draw:style-name="gr10" draw:text-style-name="P6" draw:layer="layout" svg:width="0.243cm" svg:height="0.342cm" svg:x="13.48cm" svg:y="6.778cm" svg:viewBox="0 0 244 343" svg:d="M122 343c-41 0-81 0-122 0 0-115 0-229 0-343 81 0 162 0 244 0 0 114 0 228 0 343-41 0-82 0-122 0z">
              <text:p/>
            </draw:path>
            <draw:path draw:style-name="gr9" draw:text-style-name="P5" draw:layer="layout" svg:width="0.289cm" svg:height="0.406cm" svg:x="13.466cm" svg:y="6.746cm" svg:viewBox="0 0 290 407" svg:d="M287 39c3-9 3-10 3-16 0-10-9-16-18-16-7 0-16 4-23 13 0 3-5 23-9 34-3 16-7 34-12 50-9 38-18 75-27 113-4 11-31 54-72 54-32 0-39-27-39-50 0-29 10-69 32-124 11-25 12-32 12-45 0-29-19-52-50-52-61 0-84 91-84 97 0 7 7 7 9 7 5 0 5-2 9-13 18-59 43-77 64-77 4 0 15 0 15 20 0 16-6 32-11 45-25 66-36 102-36 131 0 55 40 75 77 75 24 0 45-11 63-28-7 32-16 62-41 96-16 22-40 40-68 40-9 0-38-2-49-27 11 0 18 0 27-7 7-6 13-15 13-25 0-20-16-22-24-22-14 0-34 9-34 40 0 32 27 55 67 55 64 0 129-57 147-129 19-79 39-159 59-239z">
              <text:p/>
            </draw:path>
          </draw:g>
        </draw:g>
        <draw:g>
          <draw:custom-shape draw:style-name="gr11" draw:text-style-name="P3" draw:layer="layout" svg:width="4.05cm" svg:height="1cm" svg:x="1cm" svg:y="1.03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4" draw:layer="layout" svg:width="4.162cm" svg:height="0.962cm" svg:x="1cm" svg:y="1.03cm">
            <draw:text-box>
              <text:p>Gegenstand</text:p>
            </draw:text-box>
          </draw:frame>
        </draw:g>
        <draw:line draw:style-name="gr8" draw:text-style-name="P1" draw:layer="layout" svg:x1="3.149cm" svg:y1="4.154cm" svg:x2="20.029cm" svg:y2="4.156cm">
          <text:p/>
        </draw:line>
        <draw:custom-shape draw:style-name="gr13" draw:text-style-name="P7" draw:layer="layout" svg:width="0.25cm" svg:height="0.25cm" svg:x="7.68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5.54cm" svg:y1="7.541cm" svg:x2="20.04cm" svg:y2="7.541cm">
          <text:p/>
        </draw:line>
        <draw:g>
          <svg:title>TexMaths</svg:title>
          <svg:desc>18§latex§$y'$§svg§600§FALSE§</svg:desc>
          <draw:g>
            <draw:path draw:style-name="gr10" draw:text-style-name="P6" draw:layer="layout" svg:width="0.395cm" svg:height="0.537cm" svg:x="17.682cm" svg:y="7.268cm" svg:viewBox="0 0 396 538" svg:d="M0 0c132 0 264 0 396 0 0 179 0 359 0 538-132 0-264 0-396 0 0-179 0-359 0-538z">
              <text:p/>
            </draw:path>
            <draw:path draw:style-name="gr9" draw:text-style-name="P5" draw:layer="layout" svg:width="0.288cm" svg:height="0.406cm" svg:x="17.668cm" svg:y="7.432cm" svg:viewBox="0 0 289 407" svg:d="M287 39c2-8 2-10 2-14 0-12-9-18-18-18-6 0-16 4-22 15-1 1-7 21-9 32-3 18-9 34-12 52-10 38-19 75-29 113-2 9-29 52-70 52-32 0-39-27-39-50 0-29 10-68 32-124 11-25 13-32 13-45 0-29-20-52-52-52-60 0-83 92-83 97 0 7 5 5 7 7 7 0 7-2 11-11 16-59 41-79 63-79 5 0 16 0 16 20 0 16-7 32-11 45-25 66-36 102-36 131 0 57 40 75 76 75 25 0 46-10 64-28-9 32-16 64-41 97-16 21-40 39-68 39-9 0-38-2-49-25 11 0 18 0 27-9 6-5 13-13 13-25 0-20-16-22-24-22-14 0-35 9-35 42 0 30 28 53 68 53 64 0 127-57 145-127 20-80 41-160 61-241z">
              <text:p/>
            </draw:path>
            <draw:path draw:style-name="gr9" draw:text-style-name="P5" draw:layer="layout" svg:width="0.108cm" svg:height="0.227cm" svg:x="18.002cm" svg:y="7.236cm" svg:viewBox="0 0 109 228" svg:d="M106 38c3-7 3-11 3-15 0-12-12-23-25-23-18 0-23 14-25 22-19 63-38 126-57 190-1 2-2 5-2 7 0 5 13 9 16 9 4 0 4 0 7-7 28-61 55-122 83-183z">
              <text:p/>
            </draw:path>
          </draw:g>
        </draw:g>
        <draw:line draw:style-name="gr8" draw:text-style-name="P1" draw:layer="layout" svg:x1="3.149cm" svg:y1="7.547cm" svg:x2="15.229cm" svg:y2="7.549cm">
          <text:p/>
        </draw:line>
        <draw:g>
          <svg:title>TexMaths</svg:title>
          <svg:desc>18§latex§$x'$§svg§600§FALSE§</svg:desc>
          <draw:g>
            <draw:path draw:style-name="gr10" draw:text-style-name="P6" draw:layer="layout" svg:width="0.426cm" svg:height="0.416cm" svg:x="8.682cm" svg:y="7.271cm" svg:viewBox="0 0 427 417" svg:d="M213 417c-71 0-142 0-213 0 0-139 0-278 0-417 142 0 284 0 427 0 0 139 0 278 0 417-71 0-143 0-214 0z">
              <text:p/>
            </draw:path>
            <draw:path draw:style-name="gr9" draw:text-style-name="P5" draw:layer="layout" svg:width="0.313cm" svg:height="0.284cm" svg:x="8.668cm" svg:y="7.435cm" svg:viewBox="0 0 314 285" svg:d="M192 88c3-16 18-74 63-74 3 0 17 0 30 9-16 2-29 18-29 34 0 9 6 22 24 22 14 0 34-13 34-38 0-32-38-41-59-41-36 0-58 34-67 48-14-41-48-48-66-48-66 0-102 81-102 97 0 7 4 5 7 7 5 0 7-2 9-7 21-66 63-83 84-83 13 0 34 6 34 43 0 18-11 61-34 149-11 38-32 65-59 65-4 0-20 0-32-7 16-4 30-18 30-34 0-18-14-24-23-24-20 0-36 18-36 38 0 29 32 41 59 41 41 0 65-44 66-48 8 23 31 48 69 48 64 0 100-80 100-96 0-8-5-8-7-8-6 0-7 4-9 8-20 68-63 82-83 82-25 0-35-20-35-41 0-15 3-27 10-56s15-57 22-86z">
              <text:p/>
            </draw:path>
            <draw:path draw:style-name="gr9" draw:text-style-name="P5" draw:layer="layout" svg:width="0.11cm" svg:height="0.227cm" svg:x="9.03cm" svg:y="7.239cm" svg:viewBox="0 0 111 228" svg:d="M108 38c3-7 3-11 3-13 0-14-12-25-27-25-16 0-21 14-23 22-20 63-39 126-59 190-1 2-2 5-2 7 0 5 14 9 18 9s4 0 5-7c28-61 56-122 85-183z">
              <text:p/>
            </draw:path>
          </draw:g>
        </draw:g>
        <draw:line draw:style-name="gr8" draw:text-style-name="P1" draw:layer="layout" svg:x1="3.149cm" svg:y1="8.247cm" svg:x2="20.029cm" svg:y2="8.249cm">
          <text:p/>
        </draw:line>
        <draw:g>
          <svg:title>TexMaths</svg:title>
          <svg:desc>18§latex§$a$§svg§600§FALSE§</svg:desc>
          <draw:g>
            <draw:path draw:style-name="gr10" draw:text-style-name="P6" draw:layer="layout" svg:width="0.246cm" svg:height="0.218cm" svg:x="11.575cm" svg:y="8.171cm" svg:viewBox="0 0 247 219" svg:d="M0 0c82 0 165 0 247 0 0 73 0 146 0 219-82 0-165 0-247 0 0-73 0-146 0-219z">
              <text:p/>
            </draw:path>
            <draw:path draw:style-name="gr9" draw:text-style-name="P5" draw:layer="layout" svg:width="0.285cm" svg:height="0.282cm" svg:x="11.568cm" svg:y="8.139cm" svg:viewBox="0 0 286 283" svg:d="M207 39c-10-23-28-39-57-39-73 0-150 91-150 183 0 59 34 100 82 100 13 0 45-2 83-47 5 26 26 47 57 47 21 0 36-14 46-34 9-23 18-61 18-63 0-5-5-5-7-5-7 0-7 2-9 11-11 41-21 77-48 77-16 0-18-16-18-29s2-18 7-47c7-25 9-32 14-55 8-29 16-59 24-88 3-18 3-18 3-21 0-11-7-16-18-16-14 0-25 14-27 26zM168 202c-3 11-3 13-12 24-29 34-54 43-72 43-30 0-39-34-39-58 0-32 19-109 34-138 19-35 48-59 73-59 39 0 48 50 48 54s-1 9-1 11c-11 41-21 82-31 123z">
              <text:p/>
            </draw:path>
          </draw:g>
        </draw:g>
        <draw:g>
          <draw:custom-shape draw:style-name="gr2" draw:text-style-name="P2" draw:layer="layout" svg:width="0.4cm" svg:height="3.782cm" svg:x="15.201cm" svg:y="2.2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15.401cm" svg:y1="1.62cm" svg:x2="15.401cm" svg:y2="6.62cm">
            <text:p/>
          </draw:line>
        </draw:g>
        <draw:custom-shape draw:style-name="gr13" draw:text-style-name="P7" draw:layer="layout" svg:width="0.25cm" svg:height="0.25cm" svg:x="15.281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8cm" svg:y1="1.741cm" svg:x2="15.2cm" svg:y2="1.741cm">
          <text:p/>
        </draw:line>
        <draw:g>
          <svg:title>TexMaths</svg:title>
          <svg:desc>18§latex§$e$§svg§600§FALSE§</svg:desc>
          <draw:g>
            <draw:path draw:style-name="gr10" draw:text-style-name="P6" draw:layer="layout" svg:width="0.203cm" svg:height="0.218cm" svg:x="11.43cm" svg:y="1.368cm" svg:viewBox="0 0 204 219" svg:d="M0 0c68 0 136 0 204 0 0 73 0 146 0 219-68 0-136 0-204 0 0-73 0-146 0-219z">
              <text:p/>
            </draw:path>
            <draw:path draw:style-name="gr9" draw:text-style-name="P5" draw:layer="layout" svg:width="0.238cm" svg:height="0.282cm" svg:x="11.427cm" svg:y="1.336cm" svg:viewBox="0 0 239 283" svg:d="M87 133c18 0 65-2 97-15 43-19 46-55 46-64 0-29-23-54-68-54-67 0-162 61-162 170 0 63 37 113 98 113 89 0 141-66 141-73 0-4-3-9-7-9s-5 1-9 7c-48 61-116 61-123 61-50 0-55-52-55-72 0-7 1-27 10-64 11 0 22 0 32 0zM59 118c23-95 87-104 103-104 31 0 47 18 47 40 0 64-100 64-125 64-8 0-17 0-25 0z">
              <text:p/>
            </draw:path>
          </draw:g>
        </draw:g>
        <draw:g>
          <svg:title>TexMaths</svg:title>
          <svg:desc>18§latex§$S$§svg§600§TRUE§</svg:desc>
          <draw:g>
            <draw:path draw:style-name="gr9" draw:text-style-name="P5" draw:layer="layout" svg:width="0.373cm" svg:height="0.458cm" svg:x="20.765cm" svg:y="2.435cm" svg:viewBox="0 0 374 459" svg:d="M374 7c0-3-2-7-7-7-4 0-4 0-11 9-10 12-20 24-31 36-16-29-48-45-89-45-81 0-157 72-157 149 0 51 34 80 67 90 22 6 44 11 66 17 24 7 60 16 60 68 0 56-53 115-116 115-39 0-109-14-109-92 0-16 3-30 3-34 2-2 2-2 2-3 0-8-4-8-7-8s-5 0-7 2-38 146-38 148c0 5 4 7 7 7 4 0 4 0 11-9 11-12 22-24 32-36 27 36 69 45 106 45 85 0 160-85 160-162 0-43-21-65-30-74-14-14-25-18-81-32-14-4-36-9-41-11-18-5-40-23-40-58 0-50 50-104 112-104 52 0 89 27 89 97 0 20-1 33-1 36 2 2 0 6 7 6 5 0 7-2 9-13 11-46 23-91 34-137z">
              <text:p/>
            </draw:path>
          </draw:g>
        </draw:g>
        <draw:g>
          <draw:line draw:style-name="gr14" draw:text-style-name="P1" draw:layer="layout" svg:x1="5.14cm" svg:y1="6.141cm" svg:x2="7.64cm" svg:y2="6.141cm">
            <text:p/>
          </draw:line>
          <draw:g>
            <svg:title>TexMaths</svg:title>
            <svg:desc>18§latex§$f$§svg§600§FALSE§</svg:desc>
            <draw:g>
              <draw:path draw:style-name="gr10" draw:text-style-name="P6" draw:layer="layout" svg:width="0.28cm" svg:height="0.506cm" svg:x="6.267cm" svg:y="5.968cm" svg:viewBox="0 0 281 507" svg:d="M0 0c94 0 187 0 281 0 0 169 0 338 0 507-94 0-187 0-281 0 0-169 0-338 0-507z">
                <text:p/>
              </draw:path>
              <draw:path draw:style-name="gr9" draw:text-style-name="P5" draw:layer="layout" svg:width="0.31cm" svg:height="0.571cm" svg:x="6.269cm" svg:y="5.936cm" svg:viewBox="0 0 311 572" svg:d="M195 192c18 0 36 0 54 0 12 0 19 0 19-13 0-7-7-7-17-7-18 0-35 0-52 0 4-24 9-48 14-72 2-12 11-57 14-64 6-13 16-22 31-22 1 0 18 0 30 11-29 2-34 25-34 34 0 15 11 22 23 22 16 0 34-13 34-38 0-29-28-43-53-43-22 0-61 11-81 74-3 12-5 19-20 98-14 0-28 0-42 0-13 0-20 0-20 13 0 7 5 7 18 7s27 0 41 0c-16 82-31 165-47 247-12 61-23 119-55 119-2 0-18 0-31-11 31-2 36-25 36-34 0-15-12-22-23-22-16 0-34 13-34 38 0 29 27 43 52 43 34 0 59-38 71-61 20-39 34-117 34-120 13-66 26-133 38-199z">
                <text:p/>
              </draw:path>
            </draw:g>
          </draw:g>
        </draw:g>
        <draw:g>
          <draw:line draw:style-name="gr14" draw:text-style-name="P1" draw:layer="layout" svg:x1="7.98cm" svg:y1="6.142cm" svg:x2="10.48cm" svg:y2="6.142cm">
            <text:p/>
          </draw:line>
          <draw:g>
            <svg:title>TexMaths</svg:title>
            <svg:desc>18§latex§$f$§svg§600§FALSE§</svg:desc>
            <draw:g>
              <draw:path draw:style-name="gr10" draw:text-style-name="P6" draw:layer="layout" svg:width="0.28cm" svg:height="0.506cm" svg:x="9.107cm" svg:y="5.969cm" svg:viewBox="0 0 281 507" svg:d="M0 0c94 0 187 0 281 0 0 169 0 338 0 507-94 0-187 0-281 0 0-169 0-338 0-507z">
                <text:p/>
              </draw:path>
              <draw:path draw:style-name="gr9" draw:text-style-name="P5" draw:layer="layout" svg:width="0.31cm" svg:height="0.571cm" svg:x="9.109cm" svg:y="5.937cm" svg:viewBox="0 0 311 572" svg:d="M195 192c18 0 36 0 54 0 12 0 19 0 19-13 0-7-7-7-17-7-18 0-35 0-52 0 4-24 9-48 14-72 2-12 11-57 14-64 6-13 16-22 31-22 1 0 18 0 30 11-29 2-34 25-34 34 0 15 11 22 23 22 16 0 34-13 34-38 0-29-28-43-53-43-22 0-61 11-81 74-3 12-5 19-20 98-14 0-28 0-42 0-13 0-20 0-20 13 0 7 5 7 18 7s27 0 41 0c-16 82-31 165-47 247-12 61-23 119-55 119-2 0-18 0-31-11 31-2 36-25 36-34 0-15-12-22-23-22-16 0-34 13-34 38 0 29 27 43 52 43 34 0 59-38 71-61 20-39 34-117 34-120 13-66 26-133 38-199z">
                <text:p/>
              </draw:path>
            </draw:g>
          </draw:g>
        </draw:g>
        <draw:g>
          <draw:line draw:style-name="gr14" draw:text-style-name="P1" draw:layer="layout" svg:x1="12.74cm" svg:y1="6.143cm" svg:x2="15.24cm" svg:y2="6.143cm">
            <text:p/>
          </draw:line>
          <draw:g>
            <svg:title>TexMaths</svg:title>
            <svg:desc>18§latex§$f$§svg§600§FALSE§</svg:desc>
            <draw:g>
              <draw:path draw:style-name="gr10" draw:text-style-name="P6" draw:layer="layout" svg:width="0.28cm" svg:height="0.506cm" svg:x="13.867cm" svg:y="5.97cm" svg:viewBox="0 0 281 507" svg:d="M0 0c94 0 187 0 281 0 0 169 0 338 0 507-94 0-187 0-281 0 0-169 0-338 0-507z">
                <text:p/>
              </draw:path>
              <draw:path draw:style-name="gr9" draw:text-style-name="P5" draw:layer="layout" svg:width="0.31cm" svg:height="0.571cm" svg:x="13.869cm" svg:y="5.938cm" svg:viewBox="0 0 311 572" svg:d="M195 192c18 0 36 0 54 0 12 0 19 0 19-13 0-7-7-7-17-7-18 0-35 0-52 0 4-24 9-48 14-72 2-12 11-57 14-64 6-13 16-22 31-22 1 0 18 0 30 11-29 2-34 25-34 34 0 15 11 22 23 22 16 0 34-13 34-38 0-29-28-43-53-43-22 0-61 11-81 74-3 12-5 19-20 98-14 0-28 0-42 0-13 0-20 0-20 13 0 7 5 7 18 7s27 0 41 0c-16 82-31 165-47 247-12 61-23 119-55 119-2 0-18 0-31-11 31-2 36-25 36-34 0-15-12-22-23-22-16 0-34 13-34 38 0 29 27 43 52 43 34 0 59-38 71-61 20-39 34-117 34-120 13-66 26-133 38-199z">
                <text:p/>
              </draw:path>
            </draw:g>
          </draw:g>
        </draw:g>
        <draw:g>
          <draw:line draw:style-name="gr14" draw:text-style-name="P1" draw:layer="layout" svg:x1="15.58cm" svg:y1="6.144cm" svg:x2="18.08cm" svg:y2="6.144cm">
            <text:p/>
          </draw:line>
          <draw:g>
            <svg:title>TexMaths</svg:title>
            <svg:desc>18§latex§$f$§svg§600§FALSE§</svg:desc>
            <draw:g>
              <draw:path draw:style-name="gr10" draw:text-style-name="P6" draw:layer="layout" svg:width="0.28cm" svg:height="0.506cm" svg:x="16.707cm" svg:y="5.971cm" svg:viewBox="0 0 281 507" svg:d="M0 0c94 0 187 0 281 0 0 169 0 338 0 507-94 0-187 0-281 0 0-169 0-338 0-507z">
                <text:p/>
              </draw:path>
              <draw:path draw:style-name="gr9" draw:text-style-name="P5" draw:layer="layout" svg:width="0.31cm" svg:height="0.571cm" svg:x="16.709cm" svg:y="5.939cm" svg:viewBox="0 0 311 572" svg:d="M195 192c18 0 36 0 54 0 12 0 19 0 19-13 0-7-7-7-17-7-18 0-35 0-52 0 4-24 9-48 14-72 2-12 11-57 14-64 6-13 16-22 31-22 1 0 18 0 30 11-29 2-34 25-34 34 0 15 11 22 23 22 16 0 34-13 34-38 0-29-28-43-53-43-22 0-61 11-81 74-3 12-5 19-20 98-14 0-28 0-42 0-13 0-20 0-20 13 0 7 5 7 18 7s27 0 41 0c-16 82-31 165-47 247-12 61-23 119-55 119-2 0-18 0-31-11 31-2 36-25 36-34 0-15-12-22-23-22-16 0-34 13-34 38 0 29 27 43 52 43 34 0 59-38 71-61 20-39 34-117 34-120 13-66 26-133 38-199z">
                <text:p/>
              </draw:path>
            </draw:g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" draw:display-name="Dimension Line" svg:viewBox="0 0 840 707" svg:d="M0 0v110h418l-4 1-5 1-6 2-6 4-4 4-4 4-376 513-6 11-2 9-1 6 1 10 4 9 4 7 4 4 5 4 7 4 7 3 10 1h9l10-3 9-6 8-9 340-464 341 464 5 6 4 4 6 4 6 2 7 2h7 5l8-2 5-2 7-4 6-5 4-6 4-7 3-8v-9-6l-2-7-2-6-4-6-376-512-3-5-4-3-4-3-6-3-6-2-5-1h-2 410v-11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.5cm" fo:page-height="9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08-07T12:25:43.138772598</dc:date>
    <meta:editing-duration>PT3H5M15S</meta:editing-duration>
    <meta:editing-cycles>29</meta:editing-cycles>
    <meta:generator>LibreOffice/7.3.7.2$Linux_X86_64 LibreOffice_project/30$Build-2</meta:generator>
    <meta:document-statistic meta:object-count="110"/>
  </office:meta>
</office:document-meta>
</file>